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Automation Test Cases/Test Records - Selenium Action Tracker</text:p>
      <text:p text:style-name="Standard"/>
      <text:p text:style-name="P1">Tracker Review/Update Date: <text:span text:style-name="T5">10/07/2013<text:tab/>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Automation Test Cases/Test Records – Selenium</text:span></text:p>
      <text:p text:style-name="P1"><text:span text:style-name="T5"><text:tab/></text:span>Meeting Date<text:span text:style-name="T5"><text:tab/> </text:span>:<text:span text:style-name="T5"> 20/06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7718377261" text:style-name="L1">
              <text:list-item>
                <text:p text:style-name="P6">Customer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439571149" text:continue-numbering="true" text:style-name="L1">
              <text:list-header>
                <text:p text:style-name="P6">Produc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2058914321" text:continue-numbering="true" text:style-name="L1">
              <text:list-header>
                <text:p text:style-name="P7">Employe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384638835" text:continue-numbering="true" text:style-name="L1">
              <text:list-header>
                <text:p text:style-name="P6">Accoun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815214670" text:continue-numbering="true" text:style-name="L1">
              <text:list-header>
                <text:p text:style-name="P6">Sal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5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656133917" text:continue-numbering="true" text:style-name="L1">
              <text:list-header>
                <text:p text:style-name="P6">Repor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45:57</dc:date>
    <dc:creator>jaipal </dc:creator>
    <meta:editing-duration>PT2H2M19S</meta:editing-duration>
    <meta:editing-cycles>134</meta:editing-cycles>
    <meta:document-statistic meta:table-count="1" meta:image-count="1" meta:object-count="0" meta:page-count="1" meta:paragraph-count="37" meta:word-count="76" meta:character-count="546" meta:non-whitespace-character-count="488"/>
  </office:meta>
</office:document-meta>
</file>